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DE00000262CD6A7360C9D632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9cm" svg:stroke-color="#000000" draw:marker-start-width="0.438cm" draw:marker-end-width="0.438cm" draw:fill-color="#ba131a" draw:textarea-horizontal-align="justify" draw:textarea-vertical-align="middle" draw:auto-grow-height="false" fo:min-height="1.148cm" fo:min-width="0.898cm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ba131a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6.193cm" svg:height="16.139cm" svg:x="1.007cm" svg:y="1.161cm">
          <draw:image xlink:href="Pictures/10000201000003DE00000262CD6A7360C9D63222.png" xlink:type="simple" xlink:show="embed" xlink:actuate="onLoad">
            <text:p/>
          </draw:image>
        </draw:frame>
        <draw:custom-shape draw:style-name="gr2" draw:text-style-name="P3" draw:layer="layout" svg:width="2.2cm" svg:height="2.2cm" svg:x="16.1cm" svg:y="11.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6.1cm" svg:y1="12.7cm" svg:x2="6.7cm" svg:y2="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edikt Kleinmeier</meta:initial-creator>
    <meta:creation-date>2019-05-15T15:24:40.703541976</meta:creation-date>
    <dc:date>2019-05-15T15:29:25.058904775</dc:date>
    <dc:creator>Benedikt Kleinmeier</dc:creator>
    <meta:editing-duration>PT4M44S</meta:editing-duration>
    <meta:editing-cycles>1</meta:editing-cycles>
    <meta:generator>LibreOffice/6.0.7.3$Linux_X86_64 LibreOffice_project/00m0$Build-3</meta:generator>
    <meta:document-statistic meta:object-count="3"/>
  </office:meta>
</office:document-meta>
</file>